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1d1106" officeooo:paragraph-rsid="001d1106" style:font-style-asian="normal" style:font-weight-asian="normal" style:font-style-complex="normal" style:font-weight-complex="normal"/>
    </style:style>
    <style:style style:name="P7" style:family="paragraph" style:parent-style-name="Table_20_Contents">
      <style:text-properties officeooo:rsid="0010be29" officeooo:paragraph-rsid="0010be29"/>
    </style:style>
    <style:style style:name="P8" style:family="paragraph" style:parent-style-name="Table_20_Contents">
      <style:text-properties fo:font-weight="bold" officeooo:rsid="0010be29" officeooo:paragraph-rsid="0010be29" style:font-weight-asian="bold" style:font-weight-complex="bold"/>
    </style:style>
    <style:style style:name="P9" style:family="paragraph" style:parent-style-name="Table_20_Contents">
      <style:text-properties officeooo:rsid="001b7a71" officeooo:paragraph-rsid="001b7a71"/>
    </style:style>
    <style:style style:name="P10" style:family="paragraph" style:parent-style-name="Table_20_Contents">
      <style:text-properties officeooo:rsid="001dc81c" officeooo:paragraph-rsid="001dc81c"/>
    </style:style>
    <style:style style:name="P11"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fo:font-style="normal" fo:font-weight="normal" officeooo:rsid="001dc81c" officeooo:paragraph-rsid="001dc81c"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aea83"/>
    </style:style>
    <style:style style:name="T3" style:family="text">
      <style:text-properties officeooo:rsid="001b7a71"/>
    </style:style>
    <style:style style:name="T4" style:family="text">
      <style:text-properties officeooo:rsid="001d1106"/>
    </style:style>
    <style:style style:name="T5" style:family="text">
      <style:text-properties officeooo:rsid="001dc8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3. Gestion des messag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8">Titre</text:p>
          </table:table-cell>
          <table:table-cell table:style-name="Table1.B1" office:value-type="string">
            <text:p text:style-name="P9">Gestion des messages</text:p>
          </table:table-cell>
        </table:table-row>
        <table:table-row>
          <table:table-cell table:style-name="Table1.A2" office:value-type="string">
            <text:p text:style-name="P8">Type</text:p>
          </table:table-cell>
          <table:table-cell table:style-name="Table1.B6" office:value-type="string">
            <text:p text:style-name="P7">Use-case général</text:p>
          </table:table-cell>
        </table:table-row>
        <table:table-row>
          <table:table-cell table:style-name="Table1.A2" office:value-type="string">
            <text:p text:style-name="P8">Description</text:p>
          </table:table-cell>
          <table:table-cell table:style-name="Table1.B6" office:value-type="string">
            <text:p text:style-name="P7">L'acteur d<text:span text:style-name="T1">ésire gérer les messages qu'il a envoyés et reçus.</text:span></text:p>
          </table:table-cell>
        </table:table-row>
        <table:table-row>
          <table:table-cell table:style-name="Table1.A2" office:value-type="string">
            <text:p text:style-name="P8">Acteurs</text:p>
          </table:table-cell>
          <table:table-cell table:style-name="Table1.B6" office:value-type="string">
            <text:p text:style-name="P7"><text:span text:style-name="T3">M</text:span>embre</text:p>
          </table:table-cell>
        </table:table-row>
        <table:table-row>
          <table:table-cell table:style-name="Table1.A2" office:value-type="string">
            <text:p text:style-name="P8">Préconditions</text:p>
          </table:table-cell>
          <table:table-cell table:style-name="Table1.B6" office:value-type="string">
            <text:p text:style-name="P7">L'acteur doit être authentifié<text:span text:style-name="T1">.</text:span></text:p>
          </table:table-cell>
        </table:table-row>
        <table:table-row>
          <table:table-cell table:style-name="Table1.A2" office:value-type="string">
            <text:p text:style-name="P8">Postconditions</text:p>
          </table:table-cell>
          <table:table-cell table:style-name="Table1.B6" office:value-type="string">
            <text:p text:style-name="P10">Les messages seront effacés si l'acteur désire en supprimer.</text:p>
          </table:table-cell>
        </table:table-row>
        <table:table-row>
          <table:table-cell table:style-name="Table1.A2" office:value-type="string">
            <text:p text:style-name="P8">Exceptions</text:p>
          </table:table-cell>
          <table:table-cell table:style-name="Table1.B7" office:value-type="string">
            <text:p text:style-name="P7">Aucune</text:p>
          </table:table-cell>
        </table:table-row>
      </table:table>
      <text:p text:style-name="P4"/>
      <text:p text:style-name="P6">Tous les membres ont une boite couriel interne, ce qui leur permet de pouvoir contacter les autres membres du système. Ainsi, lorsqu'un membre est intéressé par un article vendu par un autre, il peut lui envoyer un courriel pour avoir plus d'informations sur l'article en question.</text:p>
      <text:p text:style-name="P6"/>
      <text:p text:style-name="P5">Lorsque l'utilisateur désire <text:span text:style-name="T4">gérer ses messages, il tout tout d'abord être authentifié. Une fois authentifié, il redirigé à son panneau de contrôle et peut cliquer pour accéder à la gestion des messages</text:span>. <text:span text:style-name="T4">Ensuite, il voit tous les messages qu'ils a reçus et envoyés. Il peut décider de supprimer les messages qui lui sont désuets ou contacter un membre (voir use case 3.1 – Communiquer avec un membre).</text:span> <text:span text:style-name="T4">Pour supprimer un ou plusieurs messages, le membre doit les sélectionner et cliquer sur « Supprimer messages ». Un message de confirmation sera affiché et si le membre confirme, les messages sélectionnés seront supprimés.</text:span></text:p>
      <text:p text:style-name="P5"/>
      <text:p text:style-name="P3">Scénario d'opération</text:p>
      <text:list xml:id="list1539981072547007664" text:style-name="L1">
        <text:list-item>
          <text:p text:style-name="P11">L'utilisateur s'authentifie et passe alors au status de « membre » <text:span text:style-name="T5">et est redirigé vers son panneau de contrôle</text:span>.</text:p>
        </text:list-item>
        <text:list-item>
          <text:p text:style-name="P12">Le membre peut <text:span text:style-name="T5">cliquer sur « Gestion des messages »</text:span>.</text:p>
        </text:list-item>
        <text:list-item>
          <text:p text:style-name="P13">Ensuite, il peut sélectionner les messages à supprimer ou contacter un membre.</text:p>
        </text:list-item>
        <text:list-item>
          <text:p text:style-name="P13">S'il décide de supprimer des messages, il doit confirmer la suppresion et les messages seront effacé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5:05.456266390</dc:date>
    <meta:editing-duration>PT44M</meta:editing-duration>
    <meta:editing-cycles>12</meta:editing-cycles>
    <meta:generator>LibreOffice/4.4.7.2$Linux_X86_64 LibreOffice_project/40m0$Build-2</meta:generator>
    <meta:document-statistic meta:table-count="1" meta:image-count="0" meta:object-count="0" meta:page-count="1" meta:paragraph-count="23" meta:word-count="254" meta:character-count="1595" meta:non-whitespace-character-count="1367"/>
  </office:meta>
</office:document-meta>
</file>